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8_12-04-22_000.jpg</text:p>
          </table:table-cell>
          <table:table-cell table:style-name="ce19" office:value-type="string">
            <text:p>:m RES 1*2 / free# JVEMV6 68#_60:1 / 68. theoretical-physics(tp) / w=~,topics=巡回群,other=calc+;q+:元の位数は、それが属する群の位数の、約数であること,s=~,i=~,doc=r-5-1~2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2]=&quot;&quot;;[.C2];CONCATENATE([.C2];&quot; / &quot;;[.E2]))" office:value-type="string" office:string-value=":m RES 1*2 / free# JVEMV6 68#_60:1 / 68. theoretical-physics(tp) / w=~,topics=巡回群,other=calc+;q+:元の位数は、それが属する群の位数の、約数であること,s=~,i=~,doc=r-5-1~2">
            <text:p>:m RES 1*2 / free# JVEMV6 68#_60:1 / 68. theoretical-physics(tp) / w=~,topics=巡回群,other=calc+;q+:元の位数は、それが属する群の位数の、約数であること,s=~,i=~,doc=r-5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8_12-05-02_000.jpg</text:p>
          </table:table-cell>
          <table:table-cell table:style-name="ce19" office:value-type="string">
            <text:p>:m RES 2*2 / free# JVEMV6 68#_60:1 / 68. theoretical-physics(tp) / w=~,topics=巡回群,other=q+:元の位数は、それが属する群の位数の、約数であること;q+:question-only,s=~,i=~,doc=r-5-1~2</text:p>
          </table:table-cell>
          <table:table-cell table:style-name="ce17"/>
          <table:table-cell table:style-name="ce4"/>
          <table:table-cell table:style-name="ce4" office:value-type="string">
            <text:p>N-35-35-24.467468 E-139-34-55.147705</text:p>
          </table:table-cell>
          <table:table-cell table:style-name="ce38" table:formula="of:=IF([.E3]=&quot;&quot;;[.C3];CONCATENATE([.C3];&quot; / &quot;;[.E3]))" office:value-type="string" office:string-value=":m RES 2*2 / free# JVEMV6 68#_60:1 / 68. theoretical-physics(tp) / w=~,topics=巡回群,other=q+:元の位数は、それが属する群の位数の、約数であること;q+:question-only,s=~,i=~,doc=r-5-1~2">
            <text:p>:m RES 2*2 / free# JVEMV6 68#_60:1 / 68. theoretical-physics(tp) / w=~,topics=巡回群,other=q+:元の位数は、それが属する群の位数の、約数であること;q+:question-only,s=~,i=~,doc=r-5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8_12-33-0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8_14-37-36_000.jpg</text:p>
          </table:table-cell>
          <table:table-cell table:style-name="ce19" office:value-type="string">
            <text:p>:m RES 1-2*4 / free# JVEMV6 68#_60:2 / 68. theoretical-physics(tp) / w=~,topics=巡回群,other=calc+:|G|が素数の場合;orig+,s=~,i=~,doc=r-5-1~2#2.3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5]=&quot;&quot;;[.C5];CONCATENATE([.C5];&quot; / &quot;;[.E5]))" office:value-type="string" office:string-value=":m RES 1-2*4 / free# JVEMV6 68#_60:2 / 68. theoretical-physics(tp) / w=~,topics=巡回群,other=calc+:|G|が素数の場合;orig+,s=~,i=~,doc=r-5-1~2#2.3">
            <text:p>:m RES 1-2*4 / free# JVEMV6 68#_60:2 / 68. theoretical-physics(tp) / w=~,topics=巡回群,other=calc+:|G|が素数の場合;orig+,s=~,i=~,doc=r-5-1~2#2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8_14-37-57_000.jpg</text:p>
          </table:table-cell>
          <table:table-cell table:style-name="ce19" office:value-type="string">
            <text:p>:m RES 3-4*4 / free# JVEMV6 68#_60:2 / 68. theoretical-physics(tp) / w=~,topics=部分群、巡回群,other=~,s=~,i=~,doc=r-5-1~2#2.3;r-5-1~2#3.2</text:p>
          </table:table-cell>
          <table:table-cell table:style-name="ce19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6]=&quot;&quot;;[.C6];CONCATENATE([.C6];&quot; / &quot;;[.E6]))" office:value-type="string" office:string-value=":m RES 3-4*4 / free# JVEMV6 68#_60:2 / 68. theoretical-physics(tp) / w=~,topics=部分群、巡回群,other=~,s=~,i=~,doc=r-5-1~2#2.3;r-5-1~2#3.2">
            <text:p>:m RES 3-4*4 / free# JVEMV6 68#_60:2 / 68. theoretical-physics(tp) / w=~,topics=部分群、巡回群,other=~,s=~,i=~,doc=r-5-1~2#2.3;r-5-1~2#3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8_18-04-11_000.jpg</text:p>
          </table:table-cell>
          <table:table-cell table:style-name="ce17" office:value-type="string">
            <text:p>:m RES 1*1 / free# JVEMV6 68#_60:3 / 68. theoretical-physics(tp) / w=~,topics=置換,other=~,s=~,i=~,doc=r-5-1~3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7]=&quot;&quot;;[.C7];CONCATENATE([.C7];&quot; / &quot;;[.E7]))" office:value-type="string" office:string-value=":m RES 1*1 / free# JVEMV6 68#_60:3 / 68. theoretical-physics(tp) / w=~,topics=置換,other=~,s=~,i=~,doc=r-5-1~3">
            <text:p>:m RES 1*1 / free# JVEMV6 68#_60:3 / 68. theoretical-physics(tp) / w=~,topics=置換,other=~,s=~,i=~,doc=r-5-1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8_21-54-13_000.jpg</text:p>
          </table:table-cell>
          <table:table-cell table:style-name="ce17" office:value-type="string">
            <text:p>:m 1*1 / math / topic=engineering, about=袋の口を折って、封を施す,other=~</text:p>
          </table:table-cell>
          <table:table-cell table:style-name="ce18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8]=&quot;&quot;;[.C8];CONCATENATE([.C8];&quot; / &quot;;[.E8]))" office:value-type="string" office:string-value=":m 1*1 / math / topic=engineering, about=袋の口を折って、封を施す,other=~">
            <text:p>:m 1*1 / math / topic=engineering, about=袋の口を折って、封を施す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9_01-23-39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9_01-23-4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9_06-21-0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2.998046 E-139-36-1.999511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1*1 / math / topic=engineering, about=袋の口を折って、封を施す,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2021/08/09</text:date>, <text:time>08:55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9T08:55:47.53</dc:date>
    <dc:creator>iwabuchi ken</dc:creator>
    <meta:editing-duration>P35DT16H32M40S</meta:editing-duration>
    <meta:editing-cycles>13087</meta:editing-cycles>
    <meta:document-statistic meta:table-count="1" meta:cell-count="428" meta:object-count="0"/>
  </office:meta>
</office:document-meta>
</file>